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889cm" fo:min-width="0cm" fo:padding-top="0cm" fo:padding-bottom="0cm" fo:padding-left="0cm" fo:padding-right="0cm" fo:wrap-option="no-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reques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6.446cm" svg:y1="14.367cm" svg:x2="7.945cm" svg:y2="15.866cm">
          <text:p/>
        </draw:line>
        <draw:line draw:style-name="gr5" draw:text-style-name="P6" draw:layer="layout" svg:x1="7.945cm" svg:y1="15.866cm" svg:x2="9.444cm" svg:y2="12.868cm">
          <text:p/>
        </draw:line>
        <draw:line draw:style-name="gr6" draw:text-style-name="P6" draw:layer="layout" svg:x1="6.446cm" svg:y1="14.367cm" svg:x2="7.945cm" svg:y2="15.866cm">
          <text:p/>
        </draw:line>
        <draw:line draw:style-name="gr6" draw:text-style-name="P6" draw:layer="layout" svg:x1="7.945cm" svg:y1="15.866cm" svg:x2="9.444cm" svg:y2="12.868cm">
          <text:p/>
        </draw:line>
        <draw:frame draw:style-name="gr7" draw:text-style-name="P8" draw:layer="layout" svg:width="7.5cm" svg:height="1.889cm" svg:x="2.7cm" svg:y="5.935cm">
          <draw:text-box>
            <text:p text:style-name="P7"><text:span text:style-name="T2">relevantResponses </text:span></text:p>
          </draw:text-box>
        </draw:frame>
        <draw:custom-shape draw:style-name="gr8" draw:text-style-name="P10" draw:layer="layout" svg:width="3.765cm" svg:height="3.373cm" svg:x="2.443cm" svg:y="12.155cm">
          <text:p text:style-name="P9"><text:span text:style-name="T3">R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4H27M28S</meta:editing-duration>
    <meta:editing-cycles>12</meta:editing-cycles>
    <meta:generator>LibreOffice/25.2.7.2$Windows_X86_64 LibreOffice_project/5cbfd1ab6520636bb5f7b99185aa69bd7456825d</meta:generator>
    <dc:date>2026-01-06T14:46:13.279360400</dc:date>
    <meta:document-statistic meta:object-count="14"/>
  </office:meta>
</office:document-meta>
</file>